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-color="#b0e0e6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9bcd9b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-color="#ffde8c" draw:textarea-horizontal-align="justify" draw:textarea-vertical-align="middle" draw:auto-grow-height="false" fo:min-height="2.12cm" fo:min-width="5.87cm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draw:marker-start-width="0.275cm" draw:marker-end="Arrow" draw:marker-end-width="0.275cm" draw:fill="none" draw:fill-color="#87ceeb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0e0e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9bcd9b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de8c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87ceeb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4cm" svg:height="1.2cm" svg:x="15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1.2cm" svg:x="15.6cm" svg:y="14.4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15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4cm" svg:height="2.4cm" svg:x="15.6cm" svg:y="12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1.2cm" svg:x="3.6cm" svg:y="14.4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4cm" svg:height="2.4cm" svg:x="3.6cm" svg:y="12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cm" svg:y1="15cm" svg:x2="15.6cm" svg:y2="1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0:09:01.434287996</meta:creation-date>
    <dc:date>2018-02-05T00:21:44.033776130</dc:date>
    <dc:creator>Dennis Schulmeister-Zimolong</dc:creator>
    <meta:editing-duration>PT2M22S</meta:editing-duration>
    <meta:editing-cycles>2</meta:editing-cycles>
    <meta:generator>LibreOffice/5.4.4.2$Linux_X86_64 LibreOffice_project/40m0$Build-2</meta:generator>
    <meta:document-statistic meta:object-count="32"/>
  </office:meta>
</office:document-meta>
</file>